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>K</mi>
              </munderover>
              <mrow>
                <mo stretchy="false">(</mo>
                <mrow>
                  <msub>
                    <mi>W</mi>
                    <mi>k</mi>
                  </msub>
                  <mrow>
                    <msub>
                      <mi>R</mi>
                      <mi>k</mi>
                    </msub>
                    <mo stretchy="false">−</mo>
                    <msub>
                      <mi>R</mi>
                      <mi mathvariant="italic">fund</mi>
                    </msub>
                  </mrow>
                </mrow>
                <mo stretchy="false">)</mo>
              </mrow>
            </mrow>
            <mo stretchy="false">=</mo>
            <mo stretchy="false">ϵ</mo>
          </mrow>
        </mtd>
      </mtr>
      <mtr>
        <mtd>
          <mrow>
            <mstyle mathsize="8pt">
              <mrow>
                <mi mathvariant="italic">minimise</mi>
              </mrow>
            </mstyle>
            <mrow>
              <mo stretchy="false">(</mo>
              <mrow>
                <mrow>
                  <msub>
                    <mo stretchy="false">σ</mo>
                    <mo stretchy="false">ϵ</mo>
                  </msub>
                  <mo stretchy="false">≡</mo>
                  <mstyle mathsize="8pt">
                    <mrow>
                      <mrow>
                        <mi mathvariant="italic">standard</mi>
                        <mi mathvariant="italic">deviation</mi>
                        <mi mathvariant="italic">of</mi>
                      </mrow>
                    </mrow>
                  </mstyle>
                </mrow>
                <mo stretchy="false">ϵ</mo>
              </mrow>
              <mo stretchy="false">)</mo>
            </mrow>
          </mrow>
        </mtd>
      </mtr>
      <mtr>
        <mtd>
          <mrow>
            <mstyle mathsize="8pt">
              <mrow>
                <mrow>
                  <mi mathvariant="italic">by</mi>
                  <mi mathvariant="italic">changing</mi>
                </mrow>
              </mrow>
            </mstyle>
            <msub>
              <mi>W</mi>
              <mn>1</mn>
            </msub>
            <mi>,</mi>
            <msub>
              <mi>W</mi>
              <mn>2</mn>
            </msub>
            <mo stretchy="false">…</mo>
            <msub>
              <mi>W</mi>
              <mi>k</mi>
            </msub>
          </mrow>
        </mtd>
      </mtr>
      <mtr>
        <mtd>
          <mstyle mathsize="8pt">
            <mrow>
              <mrow>
                <mi mathvariant="italic">constrained</mi>
                <mi mathvariant="italic">by</mi>
              </mrow>
            </mrow>
          </mstyle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>K</mi>
              </munderover>
              <msub>
                <mi>W</mi>
                <mi>k</mi>
              </msub>
            </mrow>
            <mo stretchy="false">=</mo>
            <mi>x</mi>
          </mrow>
        </mtd>
      </mtr>
      <mtr>
        <mtd>
          <mrow>
            <mrow>
              <msub>
                <mi>W</mi>
                <mi>k</mi>
              </msub>
              <mo stretchy="false">≥</mo>
              <mrow>
                <msub>
                  <mi>y</mi>
                  <mi>k</mi>
                </msub>
                <mo stretchy="false">∧</mo>
                <msub>
                  <mi>W</mi>
                  <mi>k</mi>
                </msub>
              </mrow>
            </mrow>
            <mo stretchy="false">≤</mo>
            <msub>
              <mi>z</mi>
              <mi>k</mi>
            </msub>
          </mrow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i>K</mi>
              </munderover>
              <mrow>
                <mo stretchy="false">∣</mo>
                <msub>
                  <mi>W</mi>
                  <mi>k</mi>
                </msub>
                <mo stretchy="false">∣</mo>
              </mrow>
            </mrow>
            <mo stretchy="false">=</mo>
            <mi>a</mi>
          </mrow>
        </mtd>
      </mtr>
      <mtr>
        <mtd>
          <mstyle mathsize="8pt">
            <mrow>
              <mrow>
                <mi mathvariant="italic">where</mi>
                <mi>x</mi>
                <mi>,</mi>
                <mi>y</mi>
                <mi>,</mi>
                <mi>z</mi>
                <mi>,</mi>
                <mi>a</mi>
                <mi mathvariant="italic">are</mi>
                <mi mathvariant="italic">inputted</mi>
                <mi mathvariant="italic">by</mi>
                <mi mathvariant="italic">user</mi>
              </mrow>
            </mrow>
          </mstyle>
        </mtd>
      </mtr>
    </mtable>
    <annotation encoding="StarMath 5.0">sum csup{K} csub{k=1} (W_{k}R_{k} - R_{fund}) = %epsilon newline
size 8 {minimise} (%sigma_{%epsilon} equiv size 8 {standard deviation of} %epsilon) newline
size 8 {by changing} W_{1}, W_{2} dotslow W_{k} newline
size 8 {constrained by} newline
sum csup{K} csub{k=1}W_{k} = x newline
W_{k} &gt;= y_{k} and W_{k} &lt;= z_{k} newline
sum csup{K} csub{k=1} lline W_{k} rline = a newline
size 8 {where x, y, z, a are inputted by user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rtualStaticVoid </meta:initial-creator>
    <meta:creation-date>2011-07-20T12:39:59</meta:creation-date>
    <meta:generator>LibreOffice/3.3$Linux LibreOffice_project/330m19$Build-202</meta:generator>
  </office:meta>
</office:document-meta>
</file>